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ourier New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5.65000009536743pt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00000" style:text-outline="false" style:text-line-through-style="none" style:font-name="Courier New" fo:font-size="10pt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font-style-asian="normal" style:font-weight-asian="bold" style:font-name-complex="Courier New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ff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5" style:family="text">
      <style:text-properties fo:color="#0000ff" style:font-name="Courier New" fo:font-size="10pt" style:font-name-asian="Courier New" style:font-size-asian="10pt" style:font-name-complex="Courier New" style:font-size-complex="5.69999980926514pt"/>
    </style:style>
    <style:style style:name="T6" style:family="text">
      <style:text-properties fo:color="#008000" style:font-name="Courier New" fo:font-size="10pt" style:font-name-asian="Courier New" style:font-size-asian="10pt" style:font-name-complex="Courier New" style:font-size-complex="5.69999980926514pt"/>
    </style:style>
    <style:style style:name="T7" style:family="text">
      <style:text-properties fo:color="#00008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Default"/>
        <table:table-row table:style-name="ro1">
          <table:table-cell table:style-name="Default" office:value-type="string">
            <text:p>Cd C:\Program Files\MySQL\MySQL Server 8.0\bin</text:p>
          </table:table-cell>
          <table:table-cell/>
        </table:table-row>
        <table:table-row table:style-name="ro1">
          <table:table-cell table:style-name="Default" office:value-type="string">
            <text:p>mysql -u root -p</text:p>
          </table:table-cell>
          <table:table-cell office:value-type="string">
            <text:p>igor</text:p>
          </table:table-cell>
        </table:table-row>
        <table:table-row table:style-name="ro2">
          <table:table-cell table:style-name="ce1" office:value-type="string">
            <text:p>Создайте базу данных example, разместите в ней таблицу users, состоящую из двух столбцов, числового id и строкового name. </text:p>
          </table:table-cell>
          <table:table-cell/>
        </table:table-row>
        <table:table-row table:style-name="ro1">
          <table:table-cell table:style-name="ce2" office:value-type="string">
            <text:p>mysql -u root -p </text:p>
          </table:table-cell>
          <table:table-cell/>
        </table:table-row>
        <table:table-row table:style-name="ro3">
          <table:table-cell table:style-name="ce3"/>
          <table:table-cell table:style-name="ce2" office:value-type="string">
            <text:p>CREATE DATABASE example;</text:p>
          </table:table-cell>
        </table:table-row>
        <table:table-row table:style-name="ro3">
          <table:table-cell table:style-name="ce3"/>
          <table:table-cell table:style-name="ce2" office:value-type="string">
            <text:p>CREATE DATABASE sample;</text:p>
          </table:table-cell>
        </table:table-row>
        <table:table-row table:style-name="ro1">
          <table:table-cell table:style-name="ce3"/>
          <table:table-cell table:style-name="ce2" office:value-type="string">
            <text:p>USE example;</text:p>
          </table:table-cell>
        </table:table-row>
        <table:table-row table:style-name="ro4">
          <table:table-cell table:style-name="ce3"/>
          <table:table-cell table:style-name="ce2" office:value-type="string">
            <text:p>CREATE TABLE users (id SERIAL PRIMARY KEY, name VARCHAR(255) COMMENT 'Имя пользователя');</text:p>
          </table:table-cell>
        </table:table-row>
        <table:table-row table:style-name="ro1">
          <table:table-cell table:style-name="ce3"/>
          <table:table-cell table:style-name="ce2" office:value-type="string">
            <text:p>exit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2">
          <table:table-cell table:style-name="ce1" office:value-type="string">
            <text:p>Создайте дамп базы данных example из предыдущего задания, разверните содержимое дампа в новую базу данных sample. </text:p>
          </table:table-cell>
          <table:table-cell/>
        </table:table-row>
        <table:table-row table:style-name="ro1">
          <table:table-cell table:style-name="ce2" office:value-type="string">
            <text:p>mysqldump -u root -p example &gt; sample.sql</text:p>
          </table:table-cell>
          <table:table-cell/>
        </table:table-row>
        <table:table-row table:style-name="ro3">
          <table:table-cell table:style-name="ce3"/>
          <table:table-cell table:style-name="ce2" office:value-type="string">
            <text:p>mysql -u root -p sample &lt; sample.sql </text:p>
          </table:table-cell>
        </table:table-row>
        <table:table-row table:style-name="ro2">
          <table:table-cell table:style-name="ce3"/>
          <table:table-cell table:style-name="ce2" office:value-type="string">
            <text:p>mysql -u root -p</text:p>
          </table:table-cell>
        </table:table-row>
        <table:table-row table:style-name="ro3">
          <table:table-cell table:style-name="ce3"/>
          <table:table-cell table:style-name="ce2" office:value-type="string">
            <text:p>SHOW DATABASES;</text:p>
          </table:table-cell>
        </table:table-row>
        <table:table-row table:style-name="ro2">
          <table:table-cell table:style-name="ce3"/>
          <table:table-cell table:style-name="ce2" office:value-type="string">
            <text:p>DESCRIBE sample.users;</text:p>
          </table:table-cell>
        </table:table-row>
        <table:table-row table:style-name="ro3">
          <table:table-cell table:style-name="ce3"/>
          <table:table-cell table:style-name="ce2" office:value-type="string">
            <text:p>Screenshot http://prntscr.com/pmzp09</text:p>
          </table:table-cell>
        </table:table-row>
        <table:table-row table:style-name="ro1">
          <table:table-cell table:style-name="Default"/>
          <table:table-cell/>
        </table:table-row>
        <table:table-row table:style-name="ro5">
          <table:table-cell office:value-type="string">
            <text:p><text:span text:style-name="T1">use</text:span><text:span text:style-name="T2"> vk</text:span><text:span text:style-name="T3">;</text:span></text:p>
          </table:table-cell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text:span text:style-name="T4">count</text:span><text:span text:style-name="T2">(*) </text:span><text:span text:style-name="T1">as</text:span><text:span text:style-name="T2"> rate,</text:span></text:p>
          </table:table-cell>
          <table:table-cell/>
        </table:table-row>
        <table:table-row table:style-name="ro5">
          <table:table-cell office:value-type="string">
            <text:p><text:span text:style-name="T2"><text:tab/></text:span><text:span text:style-name="T2">(</text:span><text:span text:style-name="T1">select</text:span><text:span text:style-name="T2"> firstname </text:span><text:span text:style-name="T1">from</text:span><text:span text:style-name="T2"> users </text:span><text:span text:style-name="T1">where</text:span><text:span text:style-name="T2"> id=from_user_id) </text:span><text:span text:style-name="T1">as</text:span><text:span text:style-name="T2"> firstname,</text:span></text:p>
          </table:table-cell>
          <table:table-cell/>
        </table:table-row>
        <table:table-row table:style-name="ro5">
          <table:table-cell office:value-type="string">
            <text:p><text:span text:style-name="T2"><text:tab/></text:span><text:span text:style-name="T2">(</text:span><text:span text:style-name="T1">select</text:span><text:span text:style-name="T2"> lastname </text:span><text:span text:style-name="T1">from</text:span><text:span text:style-name="T2"> users </text:span><text:span text:style-name="T1">where</text:span><text:span text:style-name="T2"> id=from_user_id) </text:span><text:span text:style-name="T1">as</text:span><text:span text:style-name="T2"> lastname</text:span></text:p>
          </table:table-cell>
          <table:table-cell/>
        </table:table-row>
        <table:table-row table:style-name="ro5">
          <table:table-cell office:value-type="string">
            <text:p><text:span text:style-name="T1">FROM</text:span><text:span text:style-name="T2"> messages </text:span></text:p>
          </table:table-cell>
          <table:table-cell/>
        </table:table-row>
        <table:table-row table:style-name="ro5">
          <table:table-cell office:value-type="string">
            <text:p><text:span text:style-name="T1">group</text:span><text:span text:style-name="T2"> </text:span><text:span text:style-name="T1">by</text:span><text:span text:style-name="T2"> from_user_id</text:span></text:p>
          </table:table-cell>
          <table:table-cell/>
        </table:table-row>
        <table:table-row table:style-name="ro5">
          <table:table-cell office:value-type="string">
            <text:p><text:span text:style-name="T1">order</text:span><text:span text:style-name="T2"> </text:span><text:span text:style-name="T1">by</text:span><text:span text:style-name="T2"> rate </text:span><text:span text:style-name="T1">desc</text:span><text:span text:style-name="T2"> </text:span></text:p>
          </table:table-cell>
          <table:table-cell/>
        </table:table-row>
        <table:table-row table:style-name="ro5">
          <table:table-cell office:value-type="string">
            <text:p><text:span text:style-name="T1">limit</text:span><text:span text:style-name="T2"> </text:span><text:span text:style-name="T5">1</text:span><text:span text:style-name="T3">;</text:span>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5">
          <table:table-cell office:value-type="string">
            <text:p><text:span text:style-name="T1">use</text:span><text:span text:style-name="T2"> vk</text:span><text:span text:style-name="T3">;</text:span></text:p>
          </table:table-cell>
          <table:table-cell/>
        </table:table-row>
        <table:table-row table:style-name="ro1">
          <table:table-cell table:style-name="ce5" office:value-type="string">
            <text:p>Пусть задан некоторый пользователь. Из всех пользователей соц. сети найдите человека, который больше всех общался с выбранным пользователем (написал ему сообщений).</text:p>
          </table:table-cell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text:span text:style-name="T4">count</text:span><text:span text:style-name="T2">(*) </text:span><text:span text:style-name="T1">as</text:span><text:span text:style-name="T2"> rate,</text:span></text:p>
          </table:table-cell>
          <table:table-cell/>
        </table:table-row>
        <table:table-row table:style-name="ro5">
          <table:table-cell office:value-type="string">
            <text:p><text:span text:style-name="T2"><text:tab/></text:span><text:span text:style-name="T2">(</text:span><text:span text:style-name="T1">select</text:span><text:span text:style-name="T2"> firstname </text:span><text:span text:style-name="T1">from</text:span><text:span text:style-name="T2"> users </text:span><text:span text:style-name="T1">where</text:span><text:span text:style-name="T2"> id=from_user_id) </text:span><text:span text:style-name="T1">as</text:span><text:span text:style-name="T2"> firstname,</text:span></text:p>
          </table:table-cell>
          <table:table-cell/>
        </table:table-row>
        <table:table-row table:style-name="ro5">
          <table:table-cell office:value-type="string">
            <text:p><text:span text:style-name="T2"><text:tab/></text:span><text:span text:style-name="T2">(</text:span><text:span text:style-name="T1">select</text:span><text:span text:style-name="T2"> lastname </text:span><text:span text:style-name="T1">from</text:span><text:span text:style-name="T2"> users </text:span><text:span text:style-name="T1">where</text:span><text:span text:style-name="T2"> id=from_user_id) </text:span><text:span text:style-name="T1">as</text:span><text:span text:style-name="T2"> lastname</text:span></text:p>
          </table:table-cell>
          <table:table-cell/>
        </table:table-row>
        <table:table-row table:style-name="ro5">
          <table:table-cell office:value-type="string">
            <text:p><text:span text:style-name="T1">FROM</text:span><text:span text:style-name="T2"> messages </text:span></text:p>
          </table:table-cell>
          <table:table-cell/>
        </table:table-row>
        <table:table-row table:style-name="ro5">
          <table:table-cell office:value-type="string">
            <text:p><text:span text:style-name="T1">group</text:span><text:span text:style-name="T2"> </text:span><text:span text:style-name="T1">by</text:span><text:span text:style-name="T2"> from_user_id</text:span></text:p>
          </table:table-cell>
          <table:table-cell/>
        </table:table-row>
        <table:table-row table:style-name="ro5">
          <table:table-cell office:value-type="string">
            <text:p><text:span text:style-name="T1">order</text:span><text:span text:style-name="T2"> </text:span><text:span text:style-name="T1">by</text:span><text:span text:style-name="T2"> rate </text:span><text:span text:style-name="T1">desc</text:span><text:span text:style-name="T2"> </text:span></text:p>
          </table:table-cell>
          <table:table-cell/>
        </table:table-row>
        <table:table-row table:style-name="ro5">
          <table:table-cell office:value-type="string">
            <text:p><text:span text:style-name="T1">limit</text:span><text:span text:style-name="T2"> </text:span><text:span text:style-name="T5">1</text:span><text:span text:style-name="T3">;</text:span></text:p>
          </table:table-cell>
          <table:table-cell/>
        </table:table-row>
        <table:table-row table:style-name="ro5">
          <table:table-cell table:style-name="ce6" office:value-type="string">
            <text:p><text:span text:style-name="T2">Подсчитать общее количество лайков, которые получили пользователи младше </text:span><text:span text:style-name="T5">10</text:span><text:span text:style-name="T2"> лет..</text:span></text:p>
          </table:table-cell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text:span text:style-name="T4">count</text:span><text:span text:style-name="T2">(*),id </text:span><text:span text:style-name="T1">from</text:span><text:span text:style-name="T2"> likes </text:span><text:span text:style-name="T1">where</text:span><text:span text:style-name="T2"> likes.user_id </text:span><text:span text:style-name="T1">in</text:span><text:span text:style-name="T2"> (</text:span><text:span text:style-name="T1">select</text:span><text:span text:style-name="T2"> user_id </text:span><text:span text:style-name="T1">from</text:span><text:span text:style-name="T2"> profiles </text:span><text:span text:style-name="T1">where</text:span><text:span text:style-name="T2"> birthday&gt;=</text:span><text:span text:style-name="T6">'2011-04-25'</text:span><text:span text:style-name="T2">)</text:span></text:p>
          </table:table-cell>
          <table:table-cell/>
        </table:table-row>
        <table:table-row table:style-name="ro1">
          <table:table-cell table:style-name="ce5" office:value-type="string">
            <text:p>Определить кто больше поставил лайков (всего): мужчины или женщины</text:p>
          </table:table-cell>
          <table:table-cell/>
        </table:table-row>
        <table:table-row table:style-name="ro1">
          <table:table-cell table:style-name="ce7"/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text:span text:style-name="T4">count</text:span><text:span text:style-name="T2">(*) </text:span><text:span text:style-name="T1">as</text:span><text:span text:style-name="T2"> men</text:span></text:p>
          </table:table-cell>
          <table:table-cell/>
        </table:table-row>
        <table:table-row table:style-name="ro5">
          <table:table-cell office:value-type="string">
            <text:p><text:span text:style-name="T1">from</text:span><text:span text:style-name="T2"> likes </text:span><text:span text:style-name="T1">where</text:span><text:span text:style-name="T2"> likes.user_id </text:span><text:span text:style-name="T1">in</text:span><text:span text:style-name="T2"> (</text:span><text:span text:style-name="T1">select</text:span><text:span text:style-name="T2"> user_id </text:span><text:span text:style-name="T1">from</text:span><text:span text:style-name="T2"> profiles </text:span><text:span text:style-name="T1">where</text:span><text:span text:style-name="T2"> gender </text:span><text:span text:style-name="T1">like</text:span><text:span text:style-name="T2"> </text:span><text:span text:style-name="T6">'m'</text:span><text:span text:style-name="T2">)</text:span></text:p>
          </table:table-cell>
          <table:table-cell/>
        </table:table-row>
        <table:table-row table:style-name="ro1">
          <table:table-cell table:style-name="ce8" office:value-type="string">
            <text:p>union</text:p>
          </table:table-cell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text:span text:style-name="T4">count</text:span><text:span text:style-name="T2">(*) </text:span><text:span text:style-name="T1">as</text:span><text:span text:style-name="T2"> women</text:span></text:p>
          </table:table-cell>
          <table:table-cell/>
        </table:table-row>
        <table:table-row table:style-name="ro5">
          <table:table-cell office:value-type="string">
            <text:p><text:span text:style-name="T1">from</text:span><text:span text:style-name="T2"> likes </text:span><text:span text:style-name="T1">where</text:span><text:span text:style-name="T2"> likes.user_id </text:span><text:span text:style-name="T1">in</text:span><text:span text:style-name="T2"> (</text:span><text:span text:style-name="T1">select</text:span><text:span text:style-name="T2"> user_id </text:span><text:span text:style-name="T1">from</text:span><text:span text:style-name="T2"> profiles </text:span><text:span text:style-name="T1">where</text:span><text:span text:style-name="T2"> gender </text:span><text:span text:style-name="T1">like</text:span><text:span text:style-name="T2"> </text:span><text:span text:style-name="T6">'w'</text:span><text:span text:style-name="T2">)</text:span></text:p>
          </table:table-cell>
          <table:table-cell/>
        </table:table-row>
        <table:table-row table:style-name="ro1" table:number-rows-repeated="5">
          <table:table-cell table:style-name="Default"/>
          <table:table-cell/>
        </table:table-row>
        <table:table-row table:style-name="ro1">
          <table:table-cell table:style-name="ce5" office:value-type="string">
            <text:p>1.Пусть в таблице users поля created_at и updated_at оказались незаполненными. Заполните их текущими датой и временем.</text:p>
          </table:table-cell>
          <table:table-cell/>
        </table:table-row>
        <table:table-row table:style-name="ro5">
          <table:table-cell office:value-type="string">
            <text:p><text:span text:style-name="T1">use</text:span><text:span text:style-name="T2"> shop</text:span><text:span text:style-name="T3">;</text:span></text:p>
          </table:table-cell>
          <table:table-cell/>
        </table:table-row>
        <table:table-row table:style-name="ro5">
          <table:table-cell office:value-type="string">
            <text:p><text:span text:style-name="T1">UPDATE</text:span><text:span text:style-name="T2"> users </text:span></text:p>
          </table:table-cell>
          <table:table-cell/>
        </table:table-row>
        <table:table-row table:style-name="ro5">
          <table:table-cell office:value-type="string">
            <text:p><text:span text:style-name="T4">SET</text:span><text:span text:style-name="T2"> created_at = </text:span><text:span text:style-name="T4">NOW</text:span><text:span text:style-name="T2">() </text:span><text:span text:style-name="T1">where</text:span><text:span text:style-name="T2"> created_at </text:span><text:span text:style-name="T1">is</text:span><text:span text:style-name="T2"> </text:span><text:span text:style-name="T1">NULL</text:span><text:span text:style-name="T3">;</text:span></text:p>
          </table:table-cell>
          <table:table-cell/>
        </table:table-row>
        <table:table-row table:style-name="ro5">
          <table:table-cell office:value-type="string">
            <text:p><text:span text:style-name="T4">SET</text:span><text:span text:style-name="T2"> updated_at = </text:span><text:span text:style-name="T4">NOW</text:span><text:span text:style-name="T2">() </text:span><text:span text:style-name="T1">where</text:span><text:span text:style-name="T2"> created_at </text:span><text:span text:style-name="T1">is</text:span><text:span text:style-name="T2"> </text:span><text:span text:style-name="T1">NULL</text:span><text:span text:style-name="T3">;</text:span></text:p>
          </table:table-cell>
          <table:table-cell/>
        </table:table-row>
        <table:table-row table:style-name="ro1">
          <table:table-cell table:style-name="ce7"/>
          <table:table-cell/>
        </table:table-row>
        <table:table-row table:style-name="ro5">
          <table:table-cell office:value-type="string">
            <text:p><text:span text:style-name="T2">2.Таблица users была неудачно спроектирована. Записи created_at и updated_at были заданы типом </text:span><text:span text:style-name="T4">VARCHAR</text:span><text:span text:style-name="T2"> и в них долгое время помещались значения в формате </text:span><text:span text:style-name="T7">"20.10.2017 8:10"</text:span><text:span text:style-name="T2">. Необходимо преобразовать поля к типу </text:span><text:span text:style-name="T4">DATETIME</text:span><text:span text:style-name="T2">, сохранив введеные ранее значения.</text:span></text:p>
          </table:table-cell>
          <table:table-cell/>
        </table:table-row>
        <table:table-row table:style-name="ro5">
          <table:table-cell office:value-type="string">
            <text:p><text:span text:style-name="T1">ALTER</text:span><text:span text:style-name="T2"> </text:span><text:span text:style-name="T1">TABLE</text:span><text:span text:style-name="T2"> users </text:span></text:p>
          </table:table-cell>
          <table:table-cell/>
        </table:table-row>
        <table:table-row table:style-name="ro5">
          <table:table-cell office:value-type="string">
            <text:p><text:span text:style-name="T2"><text:s text:c="4"/></text:span><text:span text:style-name="T1">CHANGE</text:span><text:span text:style-name="T2"> </text:span><text:span text:style-name="T1">COLUMN</text:span><text:span text:style-name="T2"> </text:span><text:span text:style-name="T7">`created_at`</text:span><text:span text:style-name="T2"> </text:span><text:span text:style-name="T7">`created_at`</text:span><text:span text:style-name="T2"> </text:span><text:span text:style-name="T4">DATETIME</text:span><text:span text:style-name="T2"> </text:span><text:span text:style-name="T1">DEFAULT</text:span><text:span text:style-name="T2"> </text:span><text:span text:style-name="T4">CURRENT_TIMESTAMP</text:span><text:span text:style-name="T2">,</text:span></text:p>
          </table:table-cell>
          <table:table-cell/>
        </table:table-row>
        <table:table-row table:style-name="ro5">
          <table:table-cell office:value-type="string">
            <text:p><text:span text:style-name="T2"><text:s text:c="4"/></text:span><text:span text:style-name="T1">CHANGE</text:span><text:span text:style-name="T2"> </text:span><text:span text:style-name="T1">COLUMN</text:span><text:span text:style-name="T2"> </text:span><text:span text:style-name="T7">`updated_at`</text:span><text:span text:style-name="T2"> </text:span><text:span text:style-name="T7">`updated_at`</text:span><text:span text:style-name="T2"> </text:span><text:span text:style-name="T4">DATETIME</text:span><text:span text:style-name="T2"> </text:span><text:span text:style-name="T1">DEFAULT</text:span><text:span text:style-name="T2"> </text:span><text:span text:style-name="T4">CURRENT_TIMESTAMP</text:span><text:span text:style-name="T2"> </text:span><text:span text:style-name="T1">ON</text:span><text:span text:style-name="T2"> </text:span><text:span text:style-name="T1">UPDATE</text:span><text:span text:style-name="T2"> </text:span><text:span text:style-name="T4">CURRENT_TIMESTAMP</text:span><text:span text:style-name="T3">;</text:span></text:p>
          </table:table-cell>
          <table:table-cell/>
        </table:table-row>
        <table:table-row table:style-name="ro1">
          <table:table-cell table:style-name="ce7"/>
          <table:table-cell/>
        </table:table-row>
        <table:table-row table:style-name="ro5">
          <table:table-cell table:style-name="ce6" office:value-type="string">
            <text:p><text:span text:style-name="T2">3.В таблице складских запасов storehouses_products в поле value могут встречаться самые разные цифры: </text:span><text:span text:style-name="T5">0</text:span><text:span text:style-name="T2">, если товар закончился и выше нуля, если на складе имеются запасы. Необходимо отсортировать записи таким образом, чтобы они выводились в порядке увеличения значения value. Однако, нулевые запасы должны выводиться в конце, после всех записей.</text:span></text:p>
          </table:table-cell>
          <table:table-cell/>
        </table:table-row>
        <table:table-row table:style-name="ro5">
          <table:table-cell office:value-type="string">
            <text:p><text:span text:style-name="T1">INSERT</text:span><text:span text:style-name="T2"> </text:span><text:span text:style-name="T1">INTO</text:span></text:p>
          </table:table-cell>
          <table:table-cell/>
        </table:table-row>
        <table:table-row table:style-name="ro1">
          <table:table-cell table:style-name="ce5" office:value-type="string">
            <text:p><text:s text:c="4"/>storehouses_products (storehouse_id, product_id, value)</text:p>
          </table:table-cell>
          <table:table-cell/>
        </table:table-row>
        <table:table-row table:style-name="ro1">
          <table:table-cell table:style-name="ce8" office:value-type="string">
            <text:p>VALUES</text:p>
          </table:table-cell>
          <table:table-cell/>
        </table:table-row>
        <table:table-row table:style-name="ro5">
          <table:table-cell table:style-name="ce6" office:value-type="string">
            <text:p><text:span text:style-name="T2"><text:s text:c="4"/></text:span><text:span text:style-name="T2">(</text:span><text:span text:style-name="T5">1</text:span><text:span text:style-name="T2">, </text:span><text:span text:style-name="T5">1</text:span><text:span text:style-name="T2">, </text:span><text:span text:style-name="T5">15</text:span><text:span text:style-name="T2">),</text:span></text:p>
          </table:table-cell>
          <table:table-cell/>
        </table:table-row>
        <table:table-row table:style-name="ro5">
          <table:table-cell table:style-name="ce6" office:value-type="string">
            <text:p><text:span text:style-name="T2"><text:s text:c="4"/></text:span><text:span text:style-name="T2">(</text:span><text:span text:style-name="T5">1</text:span><text:span text:style-name="T2">, </text:span><text:span text:style-name="T5">3</text:span><text:span text:style-name="T2">, </text:span><text:span text:style-name="T5">0</text:span><text:span text:style-name="T2">),</text:span></text:p>
          </table:table-cell>
          <table:table-cell/>
        </table:table-row>
        <table:table-row table:style-name="ro5">
          <table:table-cell table:style-name="ce6" office:value-type="string">
            <text:p><text:span text:style-name="T2"><text:s text:c="4"/></text:span><text:span text:style-name="T2">(</text:span><text:span text:style-name="T5">1</text:span><text:span text:style-name="T2">, </text:span><text:span text:style-name="T5">5</text:span><text:span text:style-name="T2">, </text:span><text:span text:style-name="T5">10</text:span><text:span text:style-name="T2">),</text:span></text:p>
          </table:table-cell>
          <table:table-cell/>
        </table:table-row>
        <table:table-row table:style-name="ro5">
          <table:table-cell table:style-name="ce6" office:value-type="string">
            <text:p><text:span text:style-name="T2"><text:s text:c="4"/></text:span><text:span text:style-name="T2">(</text:span><text:span text:style-name="T5">1</text:span><text:span text:style-name="T2">, </text:span><text:span text:style-name="T5">7</text:span><text:span text:style-name="T2">, </text:span><text:span text:style-name="T5">5</text:span><text:span text:style-name="T2">),</text:span></text:p>
          </table:table-cell>
          <table:table-cell/>
        </table:table-row>
        <table:table-row table:style-name="ro5">
          <table:table-cell table:style-name="ce6" office:value-type="string">
            <text:p><text:span text:style-name="T2"><text:s text:c="4"/></text:span><text:span text:style-name="T2">(</text:span><text:span text:style-name="T5">1</text:span><text:span text:style-name="T2">, </text:span><text:span text:style-name="T5">8</text:span><text:span text:style-name="T2">, </text:span><text:span text:style-name="T5">0</text:span><text:span text:style-name="T2">)</text:span><text:span text:style-name="T3">;</text:span></text:p>
          </table:table-cell>
          <table:table-cell/>
        </table:table-row>
        <table:table-row table:style-name="ro1">
          <table:table-cell table:style-name="ce7"/>
          <table:table-cell/>
        </table:table-row>
        <table:table-row table:style-name="ro5">
          <table:table-cell office:value-type="string">
            <text:p><text:span text:style-name="T1">SELECT</text:span><text:span text:style-name="T2"> </text:span></text:p>
          </table:table-cell>
          <table:table-cell/>
        </table:table-row>
        <table:table-row table:style-name="ro1">
          <table:table-cell table:style-name="ce5" office:value-type="string">
            <text:p><text:s text:c="4"/>value</text:p>
          </table:table-cell>
          <table:table-cell/>
        </table:table-row>
        <table:table-row table:style-name="ro1">
          <table:table-cell table:style-name="ce8" office:value-type="string">
            <text:p>FROM</text:p>
          </table:table-cell>
          <table:table-cell/>
        </table:table-row>
        <table:table-row table:style-name="ro5">
          <table:table-cell office:value-type="string">
            <text:p><text:span text:style-name="T2"><text:s text:c="4"/></text:span><text:span text:style-name="T2">storehouses_products </text:span><text:span text:style-name="T1">ORDER</text:span><text:span text:style-name="T2"> </text:span><text:span text:style-name="T1">BY</text:span><text:span text:style-name="T2"> </text:span><text:span text:style-name="T1">CASE</text:span><text:span text:style-name="T2"> </text:span><text:span text:style-name="T1">WHEN</text:span><text:span text:style-name="T2"> value = </text:span><text:span text:style-name="T5">0</text:span><text:span text:style-name="T2"> </text:span><text:span text:style-name="T1">then</text:span><text:span text:style-name="T2"> </text:span><text:span text:style-name="T5">1</text:span><text:span text:style-name="T2"> </text:span><text:span text:style-name="T1">else</text:span><text:span text:style-name="T2"> </text:span><text:span text:style-name="T5">0</text:span><text:span text:style-name="T2"> </text:span><text:span text:style-name="T1">end</text:span><text:span text:style-name="T2">, value</text:span><text:span text:style-name="T3">;</text:span>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7">27.04.2021</text:date>, <text:time>06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9H27M32S</meta:editing-duration>
    <meta:editing-cycles>10</meta:editing-cycles>
    <meta:generator>OpenOffice/4.0.1$Win32 OpenOffice.org_project/401m5$Build-9714</meta:generator>
    <dc:date>2021-04-27T06:53:40.83</dc:date>
    <dc:creator>ирина </dc:creator>
    <meta:document-statistic meta:table-count="3" meta:cell-count="6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